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4.4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map style:condition="cell-content()!=0" style:apply-style-name="Good" style:base-cell-address="'Guild Card Monsters'.B2"/>
    </style:style>
  </office:automatic-styles>
  <office:body>
    <office:spreadsheet>
      <table:calculation-settings table:automatic-find-labels="false" table:use-regular-expressions="false" table:use-wildcards="true"/>
      <table:table table:name="Guild Card Monster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Monster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 Jagras</text:p>
          </table:table-cell>
          <table:table-cell table:formula="of:=LOWER(SUBSTITUTE(SUBSTITUTE(SUBSTITUTE([.B2];&quot;`&quot;;&quot;_&quot;);&quot; &quot;;&quot;_&quot;);&quot;-&quot;;&quot;_&quot;))" office:value-type="string" office:string-value="great_jagras" calcext:value-type="string">
            <text:p>great_jagras</text:p>
          </table:table-cell>
          <table:table-cell table:formula="of:=COM.MICROSOFT.CONCAT(&quot;u16 &quot;; [.C2]; &quot;;&quot;)" office:value-type="string" office:string-value="u16 great_jagras;" calcext:value-type="string">
            <text:p>u16 great_jagras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lu-Ya-Ku</text:p>
          </table:table-cell>
          <table:table-cell table:formula="of:=LOWER(SUBSTITUTE(SUBSTITUTE(SUBSTITUTE([.B3];&quot;`&quot;;&quot;_&quot;);&quot; &quot;;&quot;_&quot;);&quot;-&quot;;&quot;_&quot;))" office:value-type="string" office:string-value="kulu_ya_ku" calcext:value-type="string">
            <text:p>kulu_ya_ku</text:p>
          </table:table-cell>
          <table:table-cell table:formula="of:=COM.MICROSOFT.CONCAT(&quot;u16 &quot;; [.C3]; &quot;;&quot;)" office:value-type="string" office:string-value="u16 kulu_ya_ku;" calcext:value-type="string">
            <text:p>u16 kulu_ya_ku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kei-Pukei</text:p>
          </table:table-cell>
          <table:table-cell table:formula="of:=LOWER(SUBSTITUTE(SUBSTITUTE(SUBSTITUTE([.B4];&quot;`&quot;;&quot;_&quot;);&quot; &quot;;&quot;_&quot;);&quot;-&quot;;&quot;_&quot;))" office:value-type="string" office:string-value="pukei_pukei" calcext:value-type="string">
            <text:p>pukei_pukei</text:p>
          </table:table-cell>
          <table:table-cell table:formula="of:=COM.MICROSOFT.CONCAT(&quot;u16 &quot;; [.C4]; &quot;;&quot;)" office:value-type="string" office:string-value="u16 pukei_pukei;" calcext:value-type="string">
            <text:p>u16 pukei_pukei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roth</text:p>
          </table:table-cell>
          <table:table-cell table:formula="of:=LOWER(SUBSTITUTE(SUBSTITUTE(SUBSTITUTE([.B5];&quot;`&quot;;&quot;_&quot;);&quot; &quot;;&quot;_&quot;);&quot;-&quot;;&quot;_&quot;))" office:value-type="string" office:string-value="barroth" calcext:value-type="string">
            <text:p>barroth</text:p>
          </table:table-cell>
          <table:table-cell table:formula="of:=COM.MICROSOFT.CONCAT(&quot;u16 &quot;; [.C5]; &quot;;&quot;)" office:value-type="string" office:string-value="u16 barroth;" calcext:value-type="string">
            <text:p>u16 barroth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yaratodus</text:p>
          </table:table-cell>
          <table:table-cell table:formula="of:=LOWER(SUBSTITUTE(SUBSTITUTE(SUBSTITUTE([.B6];&quot;`&quot;;&quot;_&quot;);&quot; &quot;;&quot;_&quot;);&quot;-&quot;;&quot;_&quot;))" office:value-type="string" office:string-value="jyaratodus" calcext:value-type="string">
            <text:p>jyaratodus</text:p>
          </table:table-cell>
          <table:table-cell table:formula="of:=COM.MICROSOFT.CONCAT(&quot;u16 &quot;; [.C6]; &quot;;&quot;)" office:value-type="string" office:string-value="u16 jyaratodus;" calcext:value-type="string">
            <text:p>u16 jyaratodus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bi-Kadachi</text:p>
          </table:table-cell>
          <table:table-cell table:formula="of:=LOWER(SUBSTITUTE(SUBSTITUTE(SUBSTITUTE([.B7];&quot;`&quot;;&quot;_&quot;);&quot; &quot;;&quot;_&quot;);&quot;-&quot;;&quot;_&quot;))" office:value-type="string" office:string-value="tobi_kadachi" calcext:value-type="string">
            <text:p>tobi_kadachi</text:p>
          </table:table-cell>
          <table:table-cell table:formula="of:=COM.MICROSOFT.CONCAT(&quot;u16 &quot;; [.C7]; &quot;;&quot;)" office:value-type="string" office:string-value="u16 tobi_kadachi;" calcext:value-type="string">
            <text:p>u16 tobi_kadachi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janath</text:p>
          </table:table-cell>
          <table:table-cell table:formula="of:=LOWER(SUBSTITUTE(SUBSTITUTE(SUBSTITUTE([.B8];&quot;`&quot;;&quot;_&quot;);&quot; &quot;;&quot;_&quot;);&quot;-&quot;;&quot;_&quot;))" office:value-type="string" office:string-value="anjanath" calcext:value-type="string">
            <text:p>anjanath</text:p>
          </table:table-cell>
          <table:table-cell table:formula="of:=COM.MICROSOFT.CONCAT(&quot;u16 &quot;; [.C8]; &quot;;&quot;)" office:value-type="string" office:string-value="u16 anjanath;" calcext:value-type="string">
            <text:p>u16 anjanath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hian</text:p>
          </table:table-cell>
          <table:table-cell table:formula="of:=LOWER(SUBSTITUTE(SUBSTITUTE(SUBSTITUTE([.B9];&quot;`&quot;;&quot;_&quot;);&quot; &quot;;&quot;_&quot;);&quot;-&quot;;&quot;_&quot;))" office:value-type="string" office:string-value="rathian" calcext:value-type="string">
            <text:p>rathian</text:p>
          </table:table-cell>
          <table:table-cell table:formula="of:=COM.MICROSOFT.CONCAT(&quot;u16 &quot;; [.C9]; &quot;;&quot;)" office:value-type="string" office:string-value="u16 rathian;" calcext:value-type="string">
            <text:p>u16 rathian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zitzi-Ya-Ku</text:p>
          </table:table-cell>
          <table:table-cell table:formula="of:=LOWER(SUBSTITUTE(SUBSTITUTE(SUBSTITUTE([.B10];&quot;`&quot;;&quot;_&quot;);&quot; &quot;;&quot;_&quot;);&quot;-&quot;;&quot;_&quot;))" office:value-type="string" office:string-value="tzitzi_ya_ku" calcext:value-type="string">
            <text:p>tzitzi_ya_ku</text:p>
          </table:table-cell>
          <table:table-cell table:formula="of:=COM.MICROSOFT.CONCAT(&quot;u16 &quot;; [.C10]; &quot;;&quot;)" office:value-type="string" office:string-value="u16 tzitzi_ya_ku;" calcext:value-type="string">
            <text:p>u16 tzitzi_ya_ku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olumu</text:p>
          </table:table-cell>
          <table:table-cell table:formula="of:=LOWER(SUBSTITUTE(SUBSTITUTE(SUBSTITUTE([.B11];&quot;`&quot;;&quot;_&quot;);&quot; &quot;;&quot;_&quot;);&quot;-&quot;;&quot;_&quot;))" office:value-type="string" office:string-value="paolumu" calcext:value-type="string">
            <text:p>paolumu</text:p>
          </table:table-cell>
          <table:table-cell table:formula="of:=COM.MICROSOFT.CONCAT(&quot;u16 &quot;; [.C11]; &quot;;&quot;)" office:value-type="string" office:string-value="u16 paolumu;" calcext:value-type="string">
            <text:p>u16 paolumu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at Girros</text:p>
          </table:table-cell>
          <table:table-cell table:formula="of:=LOWER(SUBSTITUTE(SUBSTITUTE(SUBSTITUTE([.B12];&quot;`&quot;;&quot;_&quot;);&quot; &quot;;&quot;_&quot;);&quot;-&quot;;&quot;_&quot;))" office:value-type="string" office:string-value="great_girros" calcext:value-type="string">
            <text:p>great_girros</text:p>
          </table:table-cell>
          <table:table-cell table:formula="of:=COM.MICROSOFT.CONCAT(&quot;u16 &quot;; [.C12]; &quot;;&quot;)" office:value-type="string" office:string-value="u16 great_girros;" calcext:value-type="string">
            <text:p>u16 great_girros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obaan</text:p>
          </table:table-cell>
          <table:table-cell table:formula="of:=LOWER(SUBSTITUTE(SUBSTITUTE(SUBSTITUTE([.B13];&quot;`&quot;;&quot;_&quot;);&quot; &quot;;&quot;_&quot;);&quot;-&quot;;&quot;_&quot;))" office:value-type="string" office:string-value="radobaan" calcext:value-type="string">
            <text:p>radobaan</text:p>
          </table:table-cell>
          <table:table-cell table:formula="of:=COM.MICROSOFT.CONCAT(&quot;u16 &quot;; [.C13]; &quot;;&quot;)" office:value-type="string" office:string-value="u16 radobaan;" calcext:value-type="string">
            <text:p>u16 radobaan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giana</text:p>
          </table:table-cell>
          <table:table-cell table:formula="of:=LOWER(SUBSTITUTE(SUBSTITUTE(SUBSTITUTE([.B14];&quot;`&quot;;&quot;_&quot;);&quot; &quot;;&quot;_&quot;);&quot;-&quot;;&quot;_&quot;))" office:value-type="string" office:string-value="legiana" calcext:value-type="string">
            <text:p>legiana</text:p>
          </table:table-cell>
          <table:table-cell table:formula="of:=COM.MICROSOFT.CONCAT(&quot;u16 &quot;; [.C14]; &quot;;&quot;)" office:value-type="string" office:string-value="u16 legiana;" calcext:value-type="string">
            <text:p>u16 legiana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dogaron</text:p>
          </table:table-cell>
          <table:table-cell table:formula="of:=LOWER(SUBSTITUTE(SUBSTITUTE(SUBSTITUTE([.B15];&quot;`&quot;;&quot;_&quot;);&quot; &quot;;&quot;_&quot;);&quot;-&quot;;&quot;_&quot;))" office:value-type="string" office:string-value="odogaron" calcext:value-type="string">
            <text:p>odogaron</text:p>
          </table:table-cell>
          <table:table-cell table:formula="of:=COM.MICROSOFT.CONCAT(&quot;u16 &quot;; [.C15]; &quot;;&quot;)" office:value-type="string" office:string-value="u16 odogaron;" calcext:value-type="string">
            <text:p>u16 odogaron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thalos</text:p>
          </table:table-cell>
          <table:table-cell table:formula="of:=LOWER(SUBSTITUTE(SUBSTITUTE(SUBSTITUTE([.B16];&quot;`&quot;;&quot;_&quot;);&quot; &quot;;&quot;_&quot;);&quot;-&quot;;&quot;_&quot;))" office:value-type="string" office:string-value="rathalos" calcext:value-type="string">
            <text:p>rathalos</text:p>
          </table:table-cell>
          <table:table-cell table:formula="of:=COM.MICROSOFT.CONCAT(&quot;u16 &quot;; [.C16]; &quot;;&quot;)" office:value-type="string" office:string-value="u16 rathalos;" calcext:value-type="string">
            <text:p>u16 rathalos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blos</text:p>
          </table:table-cell>
          <table:table-cell table:formula="of:=LOWER(SUBSTITUTE(SUBSTITUTE(SUBSTITUTE([.B17];&quot;`&quot;;&quot;_&quot;);&quot; &quot;;&quot;_&quot;);&quot;-&quot;;&quot;_&quot;))" office:value-type="string" office:string-value="diablos" calcext:value-type="string">
            <text:p>diablos</text:p>
          </table:table-cell>
          <table:table-cell table:formula="of:=COM.MICROSOFT.CONCAT(&quot;u16 &quot;; [.C17]; &quot;;&quot;)" office:value-type="string" office:string-value="u16 diablos;" calcext:value-type="string">
            <text:p>u16 diablos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irin</text:p>
          </table:table-cell>
          <table:table-cell table:formula="of:=LOWER(SUBSTITUTE(SUBSTITUTE(SUBSTITUTE([.B18];&quot;`&quot;;&quot;_&quot;);&quot; &quot;;&quot;_&quot;);&quot;-&quot;;&quot;_&quot;))" office:value-type="string" office:string-value="kirin" calcext:value-type="string">
            <text:p>kirin</text:p>
          </table:table-cell>
          <table:table-cell table:formula="of:=COM.MICROSOFT.CONCAT(&quot;u16 &quot;; [.C18]; &quot;;&quot;)" office:value-type="string" office:string-value="u16 kirin;" calcext:value-type="string">
            <text:p>u16 kirin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orah Magdaros</text:p>
          </table:table-cell>
          <table:table-cell table:formula="of:=LOWER(SUBSTITUTE(SUBSTITUTE(SUBSTITUTE([.B19];&quot;`&quot;;&quot;_&quot;);&quot; &quot;;&quot;_&quot;);&quot;-&quot;;&quot;_&quot;))" office:value-type="string" office:string-value="zorah_magdaros" calcext:value-type="string">
            <text:p>zorah_magdaros</text:p>
          </table:table-cell>
          <table:table-cell table:formula="of:=COM.MICROSOFT.CONCAT(&quot;u16 &quot;; [.C19]; &quot;;&quot;)" office:value-type="string" office:string-value="u16 zorah_magdaros;" calcext:value-type="string">
            <text:p>u16 zorah_magdaros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dogama</text:p>
          </table:table-cell>
          <table:table-cell table:formula="of:=LOWER(SUBSTITUTE(SUBSTITUTE(SUBSTITUTE([.B20];&quot;`&quot;;&quot;_&quot;);&quot; &quot;;&quot;_&quot;);&quot;-&quot;;&quot;_&quot;))" office:value-type="string" office:string-value="dodogama" calcext:value-type="string">
            <text:p>dodogama</text:p>
          </table:table-cell>
          <table:table-cell table:formula="of:=COM.MICROSOFT.CONCAT(&quot;u16 &quot;; [.C20]; &quot;;&quot;)" office:value-type="string" office:string-value="u16 dodogama;" calcext:value-type="string">
            <text:p>u16 dodogama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nk Rathian</text:p>
          </table:table-cell>
          <table:table-cell table:formula="of:=LOWER(SUBSTITUTE(SUBSTITUTE(SUBSTITUTE([.B21];&quot;`&quot;;&quot;_&quot;);&quot; &quot;;&quot;_&quot;);&quot;-&quot;;&quot;_&quot;))" office:value-type="string" office:string-value="pink_rathian" calcext:value-type="string">
            <text:p>pink_rathian</text:p>
          </table:table-cell>
          <table:table-cell table:formula="of:=COM.MICROSOFT.CONCAT(&quot;u16 &quot;; [.C21]; &quot;;&quot;)" office:value-type="string" office:string-value="u16 pink_rathian;" calcext:value-type="string">
            <text:p>u16 pink_rathian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zelgeuse</text:p>
          </table:table-cell>
          <table:table-cell table:formula="of:=LOWER(SUBSTITUTE(SUBSTITUTE(SUBSTITUTE([.B22];&quot;`&quot;;&quot;_&quot;);&quot; &quot;;&quot;_&quot;);&quot;-&quot;;&quot;_&quot;))" office:value-type="string" office:string-value="bazelgeuse" calcext:value-type="string">
            <text:p>bazelgeuse</text:p>
          </table:table-cell>
          <table:table-cell table:formula="of:=COM.MICROSOFT.CONCAT(&quot;u16 &quot;; [.C22]; &quot;;&quot;)" office:value-type="string" office:string-value="u16 bazelgeuse;" calcext:value-type="string">
            <text:p>u16 bazelgeuse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vasioth</text:p>
          </table:table-cell>
          <table:table-cell table:formula="of:=LOWER(SUBSTITUTE(SUBSTITUTE(SUBSTITUTE([.B23];&quot;`&quot;;&quot;_&quot;);&quot; &quot;;&quot;_&quot;);&quot;-&quot;;&quot;_&quot;))" office:value-type="string" office:string-value="lavasioth" calcext:value-type="string">
            <text:p>lavasioth</text:p>
          </table:table-cell>
          <table:table-cell table:formula="of:=COM.MICROSOFT.CONCAT(&quot;u16 &quot;; [.C23]; &quot;;&quot;)" office:value-type="string" office:string-value="u16 lavasioth;" calcext:value-type="string">
            <text:p>u16 lavasioth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  <table:table-cell table:formula="of:=LOWER(SUBSTITUTE(SUBSTITUTE(SUBSTITUTE([.B24];&quot;`&quot;;&quot;_&quot;);&quot; &quot;;&quot;_&quot;);&quot;-&quot;;&quot;_&quot;))" office:value-type="string" office:string-value="uragaan" calcext:value-type="string">
            <text:p>uragaan</text:p>
          </table:table-cell>
          <table:table-cell table:formula="of:=COM.MICROSOFT.CONCAT(&quot;u16 &quot;; [.C24]; &quot;;&quot;)" office:value-type="string" office:string-value="u16 uragaan;" calcext:value-type="string">
            <text:p>u16 uragaan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zure Rathalos</text:p>
          </table:table-cell>
          <table:table-cell table:formula="of:=LOWER(SUBSTITUTE(SUBSTITUTE(SUBSTITUTE([.B25];&quot;`&quot;;&quot;_&quot;);&quot; &quot;;&quot;_&quot;);&quot;-&quot;;&quot;_&quot;))" office:value-type="string" office:string-value="azure_rathalos" calcext:value-type="string">
            <text:p>azure_rathalos</text:p>
          </table:table-cell>
          <table:table-cell table:formula="of:=COM.MICROSOFT.CONCAT(&quot;u16 &quot;; [.C25]; &quot;;&quot;)" office:value-type="string" office:string-value="u16 azure_rathalos;" calcext:value-type="string">
            <text:p>u16 azure_rathalos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lack Diablos</text:p>
          </table:table-cell>
          <table:table-cell table:formula="of:=LOWER(SUBSTITUTE(SUBSTITUTE(SUBSTITUTE([.B26];&quot;`&quot;;&quot;_&quot;);&quot; &quot;;&quot;_&quot;);&quot;-&quot;;&quot;_&quot;))" office:value-type="string" office:string-value="black_diablos" calcext:value-type="string">
            <text:p>black_diablos</text:p>
          </table:table-cell>
          <table:table-cell table:formula="of:=COM.MICROSOFT.CONCAT(&quot;u16 &quot;; [.C26]; &quot;;&quot;)" office:value-type="string" office:string-value="u16 black_diablos;" calcext:value-type="string">
            <text:p>u16 black_diablos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  <table:table-cell table:formula="of:=LOWER(SUBSTITUTE(SUBSTITUTE(SUBSTITUTE([.B27];&quot;`&quot;;&quot;_&quot;);&quot; &quot;;&quot;_&quot;);&quot;-&quot;;&quot;_&quot;))" office:value-type="string" office:string-value="nergigante" calcext:value-type="string">
            <text:p>nergigante</text:p>
          </table:table-cell>
          <table:table-cell table:formula="of:=COM.MICROSOFT.CONCAT(&quot;u16 &quot;; [.C27]; &quot;;&quot;)" office:value-type="string" office:string-value="u16 nergigante;" calcext:value-type="string">
            <text:p>u16 nergigante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ostra</text:p>
          </table:table-cell>
          <table:table-cell table:formula="of:=LOWER(SUBSTITUTE(SUBSTITUTE(SUBSTITUTE([.B28];&quot;`&quot;;&quot;_&quot;);&quot; &quot;;&quot;_&quot;);&quot;-&quot;;&quot;_&quot;))" office:value-type="string" office:string-value="teostra" calcext:value-type="string">
            <text:p>teostra</text:p>
          </table:table-cell>
          <table:table-cell table:formula="of:=COM.MICROSOFT.CONCAT(&quot;u16 &quot;; [.C28]; &quot;;&quot;)" office:value-type="string" office:string-value="u16 teostra;" calcext:value-type="string">
            <text:p>u16 teostra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shala Daora</text:p>
          </table:table-cell>
          <table:table-cell table:formula="of:=LOWER(SUBSTITUTE(SUBSTITUTE(SUBSTITUTE([.B29];&quot;`&quot;;&quot;_&quot;);&quot; &quot;;&quot;_&quot;);&quot;-&quot;;&quot;_&quot;))" office:value-type="string" office:string-value="kushala_daora" calcext:value-type="string">
            <text:p>kushala_daora</text:p>
          </table:table-cell>
          <table:table-cell table:formula="of:=COM.MICROSOFT.CONCAT(&quot;u16 &quot;; [.C29]; &quot;;&quot;)" office:value-type="string" office:string-value="u16 kushala_daora;" calcext:value-type="string">
            <text:p>u16 kushala_daora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al Hazak</text:p>
          </table:table-cell>
          <table:table-cell table:formula="of:=LOWER(SUBSTITUTE(SUBSTITUTE(SUBSTITUTE([.B30];&quot;`&quot;;&quot;_&quot;);&quot; &quot;;&quot;_&quot;);&quot;-&quot;;&quot;_&quot;))" office:value-type="string" office:string-value="vaal_hazak" calcext:value-type="string">
            <text:p>vaal_hazak</text:p>
          </table:table-cell>
          <table:table-cell table:formula="of:=COM.MICROSOFT.CONCAT(&quot;u16 &quot;; [.C30]; &quot;;&quot;)" office:value-type="string" office:string-value="u16 vaal_hazak;" calcext:value-type="string">
            <text:p>u16 vaal_hazak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eno`jiiva</text:p>
          </table:table-cell>
          <table:table-cell table:formula="of:=LOWER(SUBSTITUTE(SUBSTITUTE(SUBSTITUTE([.B31];&quot;`&quot;;&quot;_&quot;);&quot; &quot;;&quot;_&quot;);&quot;-&quot;;&quot;_&quot;))" office:value-type="string" office:string-value="xeno_jiiva" calcext:value-type="string">
            <text:p>xeno_jiiva</text:p>
          </table:table-cell>
          <table:table-cell table:formula="of:=COM.MICROSOFT.CONCAT(&quot;u16 &quot;; [.C31]; &quot;;&quot;)" office:value-type="string" office:string-value="u16 xeno_jiiva;" calcext:value-type="string">
            <text:p>u16 xeno_jiiva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ljho</text:p>
          </table:table-cell>
          <table:table-cell table:formula="of:=LOWER(SUBSTITUTE(SUBSTITUTE(SUBSTITUTE([.B32];&quot;`&quot;;&quot;_&quot;);&quot; &quot;;&quot;_&quot;);&quot;-&quot;;&quot;_&quot;))" office:value-type="string" office:string-value="deviljho" calcext:value-type="string">
            <text:p>deviljho</text:p>
          </table:table-cell>
          <table:table-cell table:formula="of:=COM.MICROSOFT.CONCAT(&quot;u16 &quot;; [.C32]; &quot;;&quot;)" office:value-type="string" office:string-value="u16 deviljho;" calcext:value-type="string">
            <text:p>u16 deviljho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ulve Taroth</text:p>
          </table:table-cell>
          <table:table-cell table:formula="of:=LOWER(SUBSTITUTE(SUBSTITUTE(SUBSTITUTE([.B33];&quot;`&quot;;&quot;_&quot;);&quot; &quot;;&quot;_&quot;);&quot;-&quot;;&quot;_&quot;))" office:value-type="string" office:string-value="kulve_taroth" calcext:value-type="string">
            <text:p>kulve_taroth</text:p>
          </table:table-cell>
          <table:table-cell table:formula="of:=COM.MICROSOFT.CONCAT(&quot;u16 &quot;; [.C33]; &quot;;&quot;)" office:value-type="string" office:string-value="u16 kulve_taroth;" calcext:value-type="string">
            <text:p>u16 kulve_taroth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nastra</text:p>
          </table:table-cell>
          <table:table-cell table:formula="of:=LOWER(SUBSTITUTE(SUBSTITUTE(SUBSTITUTE([.B34];&quot;`&quot;;&quot;_&quot;);&quot; &quot;;&quot;_&quot;);&quot;-&quot;;&quot;_&quot;))" office:value-type="string" office:string-value="lunastra" calcext:value-type="string">
            <text:p>lunastra</text:p>
          </table:table-cell>
          <table:table-cell table:formula="of:=COM.MICROSOFT.CONCAT(&quot;u16 &quot;; [.C34]; &quot;;&quot;)" office:value-type="string" office:string-value="u16 lunastra;" calcext:value-type="string">
            <text:p>u16 lunastra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hemoth</text:p>
          </table:table-cell>
          <table:table-cell table:formula="of:=LOWER(SUBSTITUTE(SUBSTITUTE(SUBSTITUTE([.B35];&quot;`&quot;;&quot;_&quot;);&quot; &quot;;&quot;_&quot;);&quot;-&quot;;&quot;_&quot;))" office:value-type="string" office:string-value="behemoth" calcext:value-type="string">
            <text:p>behemoth</text:p>
          </table:table-cell>
          <table:table-cell table:formula="of:=COM.MICROSOFT.CONCAT(&quot;u16 &quot;; [.C35]; &quot;;&quot;)" office:value-type="string" office:string-value="u16 behemoth;" calcext:value-type="string">
            <text:p>u16 behemoth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hen</text:p>
          </table:table-cell>
          <table:table-cell table:formula="of:=LOWER(SUBSTITUTE(SUBSTITUTE(SUBSTITUTE([.B36];&quot;`&quot;;&quot;_&quot;);&quot; &quot;;&quot;_&quot;);&quot;-&quot;;&quot;_&quot;))" office:value-type="string" office:string-value="leshen" calcext:value-type="string">
            <text:p>leshen</text:p>
          </table:table-cell>
          <table:table-cell table:formula="of:=COM.MICROSOFT.CONCAT(&quot;u16 &quot;; [.C36]; &quot;;&quot;)" office:value-type="string" office:string-value="u16 leshen;" calcext:value-type="string">
            <text:p>u16 leshen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cient Leshen</text:p>
          </table:table-cell>
          <table:table-cell table:formula="of:=LOWER(SUBSTITUTE(SUBSTITUTE(SUBSTITUTE([.B37];&quot;`&quot;;&quot;_&quot;);&quot; &quot;;&quot;_&quot;);&quot;-&quot;;&quot;_&quot;))" office:value-type="string" office:string-value="ancient_leshen" calcext:value-type="string">
            <text:p>ancient_leshen</text:p>
          </table:table-cell>
          <table:table-cell table:formula="of:=COM.MICROSOFT.CONCAT(&quot;u16 &quot;; [.C37]; &quot;;&quot;)" office:value-type="string" office:string-value="u16 ancient_leshen;" calcext:value-type="string">
            <text:p>u16 ancient_leshen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otodus</text:p>
          </table:table-cell>
          <table:table-cell table:formula="of:=LOWER(SUBSTITUTE(SUBSTITUTE(SUBSTITUTE([.B38];&quot;`&quot;;&quot;_&quot;);&quot; &quot;;&quot;_&quot;);&quot;-&quot;;&quot;_&quot;))" office:value-type="string" office:string-value="beotodus" calcext:value-type="string">
            <text:p>beotodus</text:p>
          </table:table-cell>
          <table:table-cell table:formula="of:=COM.MICROSOFT.CONCAT(&quot;u16 &quot;; [.C38]; &quot;;&quot;)" office:value-type="string" office:string-value="u16 beotodus;" calcext:value-type="string">
            <text:p>u16 beotodus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nbaro</text:p>
          </table:table-cell>
          <table:table-cell table:formula="of:=LOWER(SUBSTITUTE(SUBSTITUTE(SUBSTITUTE([.B39];&quot;`&quot;;&quot;_&quot;);&quot; &quot;;&quot;_&quot;);&quot;-&quot;;&quot;_&quot;))" office:value-type="string" office:string-value="banbaro" calcext:value-type="string">
            <text:p>banbaro</text:p>
          </table:table-cell>
          <table:table-cell table:formula="of:=COM.MICROSOFT.CONCAT(&quot;u16 &quot;; [.C39]; &quot;;&quot;)" office:value-type="string" office:string-value="u16 banbaro;" calcext:value-type="string">
            <text:p>u16 banbaro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iper Tobi-Kadachi</text:p>
          </table:table-cell>
          <table:table-cell table:formula="of:=LOWER(SUBSTITUTE(SUBSTITUTE(SUBSTITUTE([.B40];&quot;`&quot;;&quot;_&quot;);&quot; &quot;;&quot;_&quot;);&quot;-&quot;;&quot;_&quot;))" office:value-type="string" office:string-value="viper_tobi_kadachi" calcext:value-type="string">
            <text:p>viper_tobi_kadachi</text:p>
          </table:table-cell>
          <table:table-cell table:formula="of:=COM.MICROSOFT.CONCAT(&quot;u16 &quot;; [.C40]; &quot;;&quot;)" office:value-type="string" office:string-value="u16 viper_tobi_kadachi;" calcext:value-type="string">
            <text:p>u16 viper_tobi_kadachi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ightshade Paolumu</text:p>
          </table:table-cell>
          <table:table-cell table:formula="of:=LOWER(SUBSTITUTE(SUBSTITUTE(SUBSTITUTE([.B41];&quot;`&quot;;&quot;_&quot;);&quot; &quot;;&quot;_&quot;);&quot;-&quot;;&quot;_&quot;))" office:value-type="string" office:string-value="nightshade_paolumu" calcext:value-type="string">
            <text:p>nightshade_paolumu</text:p>
          </table:table-cell>
          <table:table-cell table:formula="of:=COM.MICROSOFT.CONCAT(&quot;u16 &quot;; [.C41]; &quot;;&quot;)" office:value-type="string" office:string-value="u16 nightshade_paolumu;" calcext:value-type="string">
            <text:p>u16 nightshade_paolumu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ral Pukei-Pukei</text:p>
          </table:table-cell>
          <table:table-cell table:formula="of:=LOWER(SUBSTITUTE(SUBSTITUTE(SUBSTITUTE([.B42];&quot;`&quot;;&quot;_&quot;);&quot; &quot;;&quot;_&quot;);&quot;-&quot;;&quot;_&quot;))" office:value-type="string" office:string-value="coral_pukei_pukei" calcext:value-type="string">
            <text:p>coral_pukei_pukei</text:p>
          </table:table-cell>
          <table:table-cell table:formula="of:=COM.MICROSOFT.CONCAT(&quot;u16 &quot;; [.C42]; &quot;;&quot;)" office:value-type="string" office:string-value="u16 coral_pukei_pukei;" calcext:value-type="string">
            <text:p>u16 coral_pukei_pukei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ioth</text:p>
          </table:table-cell>
          <table:table-cell table:formula="of:=LOWER(SUBSTITUTE(SUBSTITUTE(SUBSTITUTE([.B43];&quot;`&quot;;&quot;_&quot;);&quot; &quot;;&quot;_&quot;);&quot;-&quot;;&quot;_&quot;))" office:value-type="string" office:string-value="barioth" calcext:value-type="string">
            <text:p>barioth</text:p>
          </table:table-cell>
          <table:table-cell table:formula="of:=COM.MICROSOFT.CONCAT(&quot;u16 &quot;; [.C43]; &quot;;&quot;)" office:value-type="string" office:string-value="u16 barioth;" calcext:value-type="string">
            <text:p>u16 barioth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argacuga</text:p>
          </table:table-cell>
          <table:table-cell table:formula="of:=LOWER(SUBSTITUTE(SUBSTITUTE(SUBSTITUTE([.B44];&quot;`&quot;;&quot;_&quot;);&quot; &quot;;&quot;_&quot;);&quot;-&quot;;&quot;_&quot;))" office:value-type="string" office:string-value="nargacuga" calcext:value-type="string">
            <text:p>nargacuga</text:p>
          </table:table-cell>
          <table:table-cell table:formula="of:=COM.MICROSOFT.CONCAT(&quot;u16 &quot;; [.C44]; &quot;;&quot;)" office:value-type="string" office:string-value="u16 nargacuga;" calcext:value-type="string">
            <text:p>u16 nargacuga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avenus</text:p>
          </table:table-cell>
          <table:table-cell table:formula="of:=LOWER(SUBSTITUTE(SUBSTITUTE(SUBSTITUTE([.B45];&quot;`&quot;;&quot;_&quot;);&quot; &quot;;&quot;_&quot;);&quot;-&quot;;&quot;_&quot;))" office:value-type="string" office:string-value="glavenus" calcext:value-type="string">
            <text:p>glavenus</text:p>
          </table:table-cell>
          <table:table-cell table:formula="of:=COM.MICROSOFT.CONCAT(&quot;u16 &quot;; [.C45]; &quot;;&quot;)" office:value-type="string" office:string-value="u16 glavenus;" calcext:value-type="string">
            <text:p>u16 glavenus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grex</text:p>
          </table:table-cell>
          <table:table-cell table:formula="of:=LOWER(SUBSTITUTE(SUBSTITUTE(SUBSTITUTE([.B46];&quot;`&quot;;&quot;_&quot;);&quot; &quot;;&quot;_&quot;);&quot;-&quot;;&quot;_&quot;))" office:value-type="string" office:string-value="tigrex" calcext:value-type="string">
            <text:p>tigrex</text:p>
          </table:table-cell>
          <table:table-cell table:formula="of:=COM.MICROSOFT.CONCAT(&quot;u16 &quot;; [.C46]; &quot;;&quot;)" office:value-type="string" office:string-value="u16 tigrex;" calcext:value-type="string">
            <text:p>u16 tigrex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rachydios</text:p>
          </table:table-cell>
          <table:table-cell table:formula="of:=LOWER(SUBSTITUTE(SUBSTITUTE(SUBSTITUTE([.B47];&quot;`&quot;;&quot;_&quot;);&quot; &quot;;&quot;_&quot;);&quot;-&quot;;&quot;_&quot;))" office:value-type="string" office:string-value="brachydios" calcext:value-type="string">
            <text:p>brachydios</text:p>
          </table:table-cell>
          <table:table-cell table:formula="of:=COM.MICROSOFT.CONCAT(&quot;u16 &quot;; [.C47]; &quot;;&quot;)" office:value-type="string" office:string-value="u16 brachydios;" calcext:value-type="string">
            <text:p>u16 brachydios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cidic Glavenus</text:p>
          </table:table-cell>
          <table:table-cell table:formula="of:=LOWER(SUBSTITUTE(SUBSTITUTE(SUBSTITUTE([.B48];&quot;`&quot;;&quot;_&quot;);&quot; &quot;;&quot;_&quot;);&quot;-&quot;;&quot;_&quot;))" office:value-type="string" office:string-value="acidic_glavenus" calcext:value-type="string">
            <text:p>acidic_glavenus</text:p>
          </table:table-cell>
          <table:table-cell table:formula="of:=COM.MICROSOFT.CONCAT(&quot;u16 &quot;; [.C48]; &quot;;&quot;)" office:value-type="string" office:string-value="u16 acidic_glavenus;" calcext:value-type="string">
            <text:p>u16 acidic_glavenus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eking Legiana</text:p>
          </table:table-cell>
          <table:table-cell table:formula="of:=LOWER(SUBSTITUTE(SUBSTITUTE(SUBSTITUTE([.B49];&quot;`&quot;;&quot;_&quot;);&quot; &quot;;&quot;_&quot;);&quot;-&quot;;&quot;_&quot;))" office:value-type="string" office:string-value="shrieking_legiana" calcext:value-type="string">
            <text:p>shrieking_legiana</text:p>
          </table:table-cell>
          <table:table-cell table:formula="of:=COM.MICROSOFT.CONCAT(&quot;u16 &quot;; [.C49]; &quot;;&quot;)" office:value-type="string" office:string-value="u16 shrieking_legiana;" calcext:value-type="string">
            <text:p>u16 shrieking_legiana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ulgur Anjanath</text:p>
          </table:table-cell>
          <table:table-cell table:formula="of:=LOWER(SUBSTITUTE(SUBSTITUTE(SUBSTITUTE([.B50];&quot;`&quot;;&quot;_&quot;);&quot; &quot;;&quot;_&quot;);&quot;-&quot;;&quot;_&quot;))" office:value-type="string" office:string-value="fulgur_anjanath" calcext:value-type="string">
            <text:p>fulgur_anjanath</text:p>
          </table:table-cell>
          <table:table-cell table:formula="of:=COM.MICROSOFT.CONCAT(&quot;u16 &quot;; [.C50]; &quot;;&quot;)" office:value-type="string" office:string-value="u16 fulgur_anjanath;" calcext:value-type="string">
            <text:p>u16 fulgur_anjanath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bony Odogaron</text:p>
          </table:table-cell>
          <table:table-cell table:formula="of:=LOWER(SUBSTITUTE(SUBSTITUTE(SUBSTITUTE([.B51];&quot;`&quot;;&quot;_&quot;);&quot; &quot;;&quot;_&quot;);&quot;-&quot;;&quot;_&quot;))" office:value-type="string" office:string-value="ebony_odogaron" calcext:value-type="string">
            <text:p>ebony_odogaron</text:p>
          </table:table-cell>
          <table:table-cell table:formula="of:=COM.MICROSOFT.CONCAT(&quot;u16 &quot;; [.C51]; &quot;;&quot;)" office:value-type="string" office:string-value="u16 ebony_odogaron;" calcext:value-type="string">
            <text:p>u16 ebony_odogaron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lkhana</text:p>
          </table:table-cell>
          <table:table-cell table:formula="of:=LOWER(SUBSTITUTE(SUBSTITUTE(SUBSTITUTE([.B52];&quot;`&quot;;&quot;_&quot;);&quot; &quot;;&quot;_&quot;);&quot;-&quot;;&quot;_&quot;))" office:value-type="string" office:string-value="velkhana" calcext:value-type="string">
            <text:p>velkhana</text:p>
          </table:table-cell>
          <table:table-cell table:formula="of:=COM.MICROSOFT.CONCAT(&quot;u16 &quot;; [.C52]; &quot;;&quot;)" office:value-type="string" office:string-value="u16 velkhana;" calcext:value-type="string">
            <text:p>u16 velkhana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ething Bazelgeuse</text:p>
          </table:table-cell>
          <table:table-cell table:formula="of:=LOWER(SUBSTITUTE(SUBSTITUTE(SUBSTITUTE([.B53];&quot;`&quot;;&quot;_&quot;);&quot; &quot;;&quot;_&quot;);&quot;-&quot;;&quot;_&quot;))" office:value-type="string" office:string-value="seething_bazelgeuse" calcext:value-type="string">
            <text:p>seething_bazelgeuse</text:p>
          </table:table-cell>
          <table:table-cell table:formula="of:=COM.MICROSOFT.CONCAT(&quot;u16 &quot;; [.C53]; &quot;;&quot;)" office:value-type="string" office:string-value="u16 seething_bazelgeuse;" calcext:value-type="string">
            <text:p>u16 seething_bazelgeuse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lackveil Vaal Hazak</text:p>
          </table:table-cell>
          <table:table-cell table:formula="of:=LOWER(SUBSTITUTE(SUBSTITUTE(SUBSTITUTE([.B54];&quot;`&quot;;&quot;_&quot;);&quot; &quot;;&quot;_&quot;);&quot;-&quot;;&quot;_&quot;))" office:value-type="string" office:string-value="blackveil_vaal_hazak" calcext:value-type="string">
            <text:p>blackveil_vaal_hazak</text:p>
          </table:table-cell>
          <table:table-cell table:formula="of:=COM.MICROSOFT.CONCAT(&quot;u16 &quot;; [.C54]; &quot;;&quot;)" office:value-type="string" office:string-value="u16 blackveil_vaal_hazak;" calcext:value-type="string">
            <text:p>u16 blackveil_vaal_hazak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amielle</text:p>
          </table:table-cell>
          <table:table-cell table:formula="of:=LOWER(SUBSTITUTE(SUBSTITUTE(SUBSTITUTE([.B55];&quot;`&quot;;&quot;_&quot;);&quot; &quot;;&quot;_&quot;);&quot;-&quot;;&quot;_&quot;))" office:value-type="string" office:string-value="namielle" calcext:value-type="string">
            <text:p>namielle</text:p>
          </table:table-cell>
          <table:table-cell table:formula="of:=COM.MICROSOFT.CONCAT(&quot;u16 &quot;; [.C55]; &quot;;&quot;)" office:value-type="string" office:string-value="u16 namielle;" calcext:value-type="string">
            <text:p>u16 namielle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vage Deviljho</text:p>
          </table:table-cell>
          <table:table-cell table:formula="of:=LOWER(SUBSTITUTE(SUBSTITUTE(SUBSTITUTE([.B56];&quot;`&quot;;&quot;_&quot;);&quot; &quot;;&quot;_&quot;);&quot;-&quot;;&quot;_&quot;))" office:value-type="string" office:string-value="savage_deviljho" calcext:value-type="string">
            <text:p>savage_deviljho</text:p>
          </table:table-cell>
          <table:table-cell table:formula="of:=COM.MICROSOFT.CONCAT(&quot;u16 &quot;; [.C56]; &quot;;&quot;)" office:value-type="string" office:string-value="u16 savage_deviljho;" calcext:value-type="string">
            <text:p>u16 savage_deviljho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uiner Nergigante</text:p>
          </table:table-cell>
          <table:table-cell table:formula="of:=LOWER(SUBSTITUTE(SUBSTITUTE(SUBSTITUTE([.B57];&quot;`&quot;;&quot;_&quot;);&quot; &quot;;&quot;_&quot;);&quot;-&quot;;&quot;_&quot;))" office:value-type="string" office:string-value="ruiner_nergigante" calcext:value-type="string">
            <text:p>ruiner_nergigante</text:p>
          </table:table-cell>
          <table:table-cell table:formula="of:=COM.MICROSOFT.CONCAT(&quot;u16 &quot;; [.C57]; &quot;;&quot;)" office:value-type="string" office:string-value="u16 ruiner_nergigante;" calcext:value-type="string">
            <text:p>u16 ruiner_nergigante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hara Ishvalda</text:p>
          </table:table-cell>
          <table:table-cell table:formula="of:=LOWER(SUBSTITUTE(SUBSTITUTE(SUBSTITUTE([.B58];&quot;`&quot;;&quot;_&quot;);&quot; &quot;;&quot;_&quot;);&quot;-&quot;;&quot;_&quot;))" office:value-type="string" office:string-value="shara_ishvalda" calcext:value-type="string">
            <text:p>shara_ishvalda</text:p>
          </table:table-cell>
          <table:table-cell table:formula="of:=COM.MICROSOFT.CONCAT(&quot;u16 &quot;; [.C58]; &quot;;&quot;)" office:value-type="string" office:string-value="u16 shara_ishvalda;" calcext:value-type="string">
            <text:p>u16 shara_ishvalda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inogre</text:p>
          </table:table-cell>
          <table:table-cell table:formula="of:=LOWER(SUBSTITUTE(SUBSTITUTE(SUBSTITUTE([.B59];&quot;`&quot;;&quot;_&quot;);&quot; &quot;;&quot;_&quot;);&quot;-&quot;;&quot;_&quot;))" office:value-type="string" office:string-value="zinogre" calcext:value-type="string">
            <text:p>zinogre</text:p>
          </table:table-cell>
          <table:table-cell table:formula="of:=COM.MICROSOFT.CONCAT(&quot;u16 &quot;; [.C59]; &quot;;&quot;)" office:value-type="string" office:string-value="u16 zinogre;" calcext:value-type="string">
            <text:p>u16 zinogre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an Garuga</text:p>
          </table:table-cell>
          <table:table-cell table:formula="of:=LOWER(SUBSTITUTE(SUBSTITUTE(SUBSTITUTE([.B60];&quot;`&quot;;&quot;_&quot;);&quot; &quot;;&quot;_&quot;);&quot;-&quot;;&quot;_&quot;))" office:value-type="string" office:string-value="yian_garuga" calcext:value-type="string">
            <text:p>yian_garuga</text:p>
          </table:table-cell>
          <table:table-cell table:formula="of:=COM.MICROSOFT.CONCAT(&quot;u16 &quot;; [.C60]; &quot;;&quot;)" office:value-type="string" office:string-value="u16 yian_garuga;" calcext:value-type="string">
            <text:p>u16 yian_garuga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carred Yian Garuga</text:p>
          </table:table-cell>
          <table:table-cell table:formula="of:=LOWER(SUBSTITUTE(SUBSTITUTE(SUBSTITUTE([.B61];&quot;`&quot;;&quot;_&quot;);&quot; &quot;;&quot;_&quot;);&quot;-&quot;;&quot;_&quot;))" office:value-type="string" office:string-value="scarred_yian_garuga" calcext:value-type="string">
            <text:p>scarred_yian_garuga</text:p>
          </table:table-cell>
          <table:table-cell table:formula="of:=COM.MICROSOFT.CONCAT(&quot;u16 &quot;; [.C61]; &quot;;&quot;)" office:value-type="string" office:string-value="u16 scarred_yian_garuga;" calcext:value-type="string">
            <text:p>u16 scarred_yian_garuga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ute Tigrex</text:p>
          </table:table-cell>
          <table:table-cell table:formula="of:=LOWER(SUBSTITUTE(SUBSTITUTE(SUBSTITUTE([.B62];&quot;`&quot;;&quot;_&quot;);&quot; &quot;;&quot;_&quot;);&quot;-&quot;;&quot;_&quot;))" office:value-type="string" office:string-value="brute_tigrex" calcext:value-type="string">
            <text:p>brute_tigrex</text:p>
          </table:table-cell>
          <table:table-cell table:formula="of:=COM.MICROSOFT.CONCAT(&quot;u16 &quot;; [.C62]; &quot;;&quot;)" office:value-type="string" office:string-value="u16 brute_tigrex;" calcext:value-type="string">
            <text:p>u16 brute_tigrex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old Rathian</text:p>
          </table:table-cell>
          <table:table-cell table:formula="of:=LOWER(SUBSTITUTE(SUBSTITUTE(SUBSTITUTE([.B63];&quot;`&quot;;&quot;_&quot;);&quot; &quot;;&quot;_&quot;);&quot;-&quot;;&quot;_&quot;))" office:value-type="string" office:string-value="gold_rathian" calcext:value-type="string">
            <text:p>gold_rathian</text:p>
          </table:table-cell>
          <table:table-cell table:formula="of:=COM.MICROSOFT.CONCAT(&quot;u16 &quot;; [.C63]; &quot;;&quot;)" office:value-type="string" office:string-value="u16 gold_rathian;" calcext:value-type="string">
            <text:p>u16 gold_rathian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lver Rathalos</text:p>
          </table:table-cell>
          <table:table-cell table:formula="of:=LOWER(SUBSTITUTE(SUBSTITUTE(SUBSTITUTE([.B64];&quot;`&quot;;&quot;_&quot;);&quot; &quot;;&quot;_&quot;);&quot;-&quot;;&quot;_&quot;))" office:value-type="string" office:string-value="silver_rathalos" calcext:value-type="string">
            <text:p>silver_rathalos</text:p>
          </table:table-cell>
          <table:table-cell table:formula="of:=COM.MICROSOFT.CONCAT(&quot;u16 &quot;; [.C64]; &quot;;&quot;)" office:value-type="string" office:string-value="u16 silver_rathalos;" calcext:value-type="string">
            <text:p>u16 silver_rathalos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jang</text:p>
          </table:table-cell>
          <table:table-cell table:formula="of:=LOWER(SUBSTITUTE(SUBSTITUTE(SUBSTITUTE([.B65];&quot;`&quot;;&quot;_&quot;);&quot; &quot;;&quot;_&quot;);&quot;-&quot;;&quot;_&quot;))" office:value-type="string" office:string-value="rajang" calcext:value-type="string">
            <text:p>rajang</text:p>
          </table:table-cell>
          <table:table-cell table:formula="of:=COM.MICROSOFT.CONCAT(&quot;u16 &quot;; [.C65]; &quot;;&quot;)" office:value-type="string" office:string-value="u16 rajang;" calcext:value-type="string">
            <text:p>u16 rajang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ygian Zinogre</text:p>
          </table:table-cell>
          <table:table-cell table:formula="of:=LOWER(SUBSTITUTE(SUBSTITUTE(SUBSTITUTE([.B66];&quot;`&quot;;&quot;_&quot;);&quot; &quot;;&quot;_&quot;);&quot;-&quot;;&quot;_&quot;))" office:value-type="string" office:string-value="stygian_zinogre" calcext:value-type="string">
            <text:p>stygian_zinogre</text:p>
          </table:table-cell>
          <table:table-cell table:formula="of:=COM.MICROSOFT.CONCAT(&quot;u16 &quot;; [.C66]; &quot;;&quot;)" office:value-type="string" office:string-value="u16 stygian_zinogre;" calcext:value-type="string">
            <text:p>u16 stygian_zinogre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fi`Jiiva</text:p>
          </table:table-cell>
          <table:table-cell table:formula="of:=LOWER(SUBSTITUTE(SUBSTITUTE(SUBSTITUTE([.B67];&quot;`&quot;;&quot;_&quot;);&quot; &quot;;&quot;_&quot;);&quot;-&quot;;&quot;_&quot;))" office:value-type="string" office:string-value="safi_jiiva" calcext:value-type="string">
            <text:p>safi_jiiva</text:p>
          </table:table-cell>
          <table:table-cell table:formula="of:=COM.MICROSOFT.CONCAT(&quot;u16 &quot;; [.C67]; &quot;;&quot;)" office:value-type="string" office:string-value="u16 safi_jiiva;" calcext:value-type="string">
            <text:p>u16 safi_jiiva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urious Rajang</text:p>
          </table:table-cell>
          <table:table-cell table:formula="of:=LOWER(SUBSTITUTE(SUBSTITUTE(SUBSTITUTE([.B68];&quot;`&quot;;&quot;_&quot;);&quot; &quot;;&quot;_&quot;);&quot;-&quot;;&quot;_&quot;))" office:value-type="string" office:string-value="furious_rajang" calcext:value-type="string">
            <text:p>furious_rajang</text:p>
          </table:table-cell>
          <table:table-cell table:formula="of:=COM.MICROSOFT.CONCAT(&quot;u16 &quot;; [.C68]; &quot;;&quot;)" office:value-type="string" office:string-value="u16 furious_rajang;" calcext:value-type="string">
            <text:p>u16 furious_rajang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ging Brachydios</text:p>
          </table:table-cell>
          <table:table-cell table:formula="of:=LOWER(SUBSTITUTE(SUBSTITUTE(SUBSTITUTE([.B69];&quot;`&quot;;&quot;_&quot;);&quot; &quot;;&quot;_&quot;);&quot;-&quot;;&quot;_&quot;))" office:value-type="string" office:string-value="raging_brachydios" calcext:value-type="string">
            <text:p>raging_brachydios</text:p>
          </table:table-cell>
          <table:table-cell table:formula="of:=COM.MICROSOFT.CONCAT(&quot;u16 &quot;; [.C69]; &quot;;&quot;)" office:value-type="string" office:string-value="u16 raging_brachydios;" calcext:value-type="string">
            <text:p>u16 raging_brachydios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ostfang Barioth</text:p>
          </table:table-cell>
          <table:table-cell table:formula="of:=LOWER(SUBSTITUTE(SUBSTITUTE(SUBSTITUTE([.B70];&quot;`&quot;;&quot;_&quot;);&quot; &quot;;&quot;_&quot;);&quot;-&quot;;&quot;_&quot;))" office:value-type="string" office:string-value="frostfang_barioth" calcext:value-type="string">
            <text:p>frostfang_barioth</text:p>
          </table:table-cell>
          <table:table-cell table:formula="of:=COM.MICROSOFT.CONCAT(&quot;u16 &quot;; [.C70]; &quot;;&quot;)" office:value-type="string" office:string-value="u16 frostfang_barioth;" calcext:value-type="string">
            <text:p>u16 frostfang_barioth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atreon</text:p>
          </table:table-cell>
          <table:table-cell table:formula="of:=LOWER(SUBSTITUTE(SUBSTITUTE(SUBSTITUTE([.B71];&quot;`&quot;;&quot;_&quot;);&quot; &quot;;&quot;_&quot;);&quot;-&quot;;&quot;_&quot;))" office:value-type="string" office:string-value="alatreon" calcext:value-type="string">
            <text:p>alatreon</text:p>
          </table:table-cell>
          <table:table-cell table:formula="of:=COM.MICROSOFT.CONCAT(&quot;u16 &quot;; [.C71]; &quot;;&quot;)" office:value-type="string" office:string-value="u16 alatreon;" calcext:value-type="string">
            <text:p>u16 alatreon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atalis</text:p>
          </table:table-cell>
          <table:table-cell table:formula="of:=LOWER(SUBSTITUTE(SUBSTITUTE(SUBSTITUTE([.B72];&quot;`&quot;;&quot;_&quot;);&quot; &quot;;&quot;_&quot;);&quot;-&quot;;&quot;_&quot;))" office:value-type="string" office:string-value="fatalis" calcext:value-type="string">
            <text:p>fatalis</text:p>
          </table:table-cell>
          <table:table-cell table:formula="of:=COM.MICROSOFT.CONCAT(&quot;u16 &quot;; [.C72]; &quot;;&quot;)" office:value-type="string" office:string-value="u16 fatalis;" calcext:value-type="string">
            <text:p>u16 fatalis;</text:p>
          </table:table-cell>
        </table:table-row>
        <calcext:conditional-formats>
          <calcext:conditional-format calcext:target-range-address="'Guild Card Monsters'.B2:'Guild Card Monsters'.B72">
            <calcext:condition calcext:apply-style-name="Good" calcext:value="!=0" calcext:base-cell-address="'Guild Card Monsters'.B2"/>
          </calcext:conditional-format>
          <calcext:conditional-format calcext:target-range-address="'Guild Card Monsters'.B2:'Guild Card Monsters'.B72">
            <calcext:condition calcext:apply-style-name="Bad" calcext:value="=0" calcext:base-cell-address="'Guild Card Monsters'.B2"/>
          </calcext:conditional-format>
        </calcext:conditional-formats>
      </table:table>
      <table:named-expressions/>
      <table:database-ranges>
        <table:database-range table:name="__Anonymous_Sheet_DB__0" table:target-range-address="'Guild Card Monsters'.A1:'Guild Card Monsters'.B7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00/00/00</text:date>, <text:time style:data-style-name="N2" text:time-value="17:50:23.8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9:37:42.845000000</meta:creation-date>
    <dc:date>2022-01-02T17:50:54.588000000</dc:date>
    <meta:editing-duration>PT17M22S</meta:editing-duration>
    <meta:editing-cycles>4</meta:editing-cycles>
    <meta:generator>LibreOffice/7.2.3.2$Windows_X86_64 LibreOffice_project/d166454616c1632304285822f9c83ce2e660fd92</meta:generator>
    <meta:document-statistic meta:table-count="1" meta:cell-count="288" meta:object-count="0"/>
  </office:meta>
</office:document-meta>
</file>